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Y IT MATTERS</text:p>
      <text:p text:style-name="Standard">Underline</text:p>
      <text:p text:style-name="Standard"/>
      <text:p text:style-name="Standard">DevOps for Hybrid and Multi-Cloud Strategies</text:p>
      <text:p text:style-name="Standard"/>
      <text:p text:style-name="Standard">As a DevOps Engineer/Architect, you will be responsible for building the CI/CD pipeline for hybrid and multi-cloud deployments. Most organizations today are dealing with one of these deployment models. You will need to account for this in your DevOps strategy to build, deploy your infrastructure, test your code, release it in production and monitor it using DevOps as managed cloud services or open-source software agnostic tools. It all depends on your organization's needs and skill sets.</text:p>
      <text:p text:style-name="Standard"/>
      <text:p text:style-name="Standard">DevOps as a Managed Cloud Service</text:p>
      <text:p text:style-name="Standard"/>
      <text:p text:style-name="Standard">Now that you understand some of the most popular open-source software tools for building a CI/CD pipeline with hands-on labs in Course 2, it is time for you to have a complete understanding of DevOps as a managed cloud service. Most public cloud providers provide a managed CI/CD pipeline service. These services are mostly fully managed by the cloud provider and integrate well with the same cloud provider services or services with an on-premises environment. It could be a good option if you are not concerned with vendor lock-in or all your workloads are running one of these cloud service providers.</text:p>
      <text:p text:style-name="Standard"/>
      <text:p text:style-name="Standard">Design CI/CD Pipeline by utilizing AWS DevOps Services</text:p>
      <text:p text:style-name="Standard"/>
      <text:p text:style-name="Standard">Dev</text:p>
      <text:p text:style-name="Standard">Code Commit (Git-based Source Control): A managed, secure, and scalable source control service that hosts private Git repositories.</text:p>
      <text:p text:style-name="Standard">Code Deploy (Deployment Automation): Automates your applications' deployment to different AWS compute options such as lambda and even on-premises environments.</text:p>
      <text:p text:style-name="Standard">Code Build (Fully Managed Build Service): A managed build service that can compile your source code, run unit tests, and produce deployment artifacts.</text:p>
      <text:p text:style-name="Standard">Code Pipeline (Managed CI/CD Pipeline): A continuous delivery service that can model, visualize, and automate your software release process.</text:p>
      <text:p text:style-name="Standard">X-Ray (Distributed Tracing): Traces requests as they move through your applications. It collects data and makes it available to view, filter, and sort. You can then use the data to gain insights and identify potential optimizations to make inside your application.</text:p>
      <text:p text:style-name="Standard">Ops</text:p>
      <text:p text:style-name="Standard">Cloudformation: This allows you to define your infrastructure as code using JSON or YAML to deploy or update your infrastructure resources to AWS, whether in one region or multiple regions.</text:p>
      <text:p text:style-name="Standard">CloudTrail: This is the primary service for logging in AWS. It logs all the API calls made to AWS, whether from CLI, SDK, console. You can send CloudTrail events to CloudWatch logs and define custom metrics and alarms.</text:p>
      <text:p text:style-name="Standard">Cloud Watch: It monitors AWS services. You monitor your environment by configuring and viewing CloudWatch metrics. Metrics are specific to each AWS service or resource, such as CPU utilization of EC2 instances. CloudWatch alarms can be created to trigger alerts based on the threshold you set on CloudWatch metrics. Autoscaling utilizes CloudWatch threshold and alarms to trigger horizontal scaling in or out in an auto-scaling group.</text:p>
      <text:p text:style-name="Standard">Design CI/CD Pipeline by adopting Azure DevOps Services</text:p>
      <text:p text:style-name="Standard"/>
      <text:p text:style-name="Standard">Dev</text:p>
      <text:p text:style-name="Standard"><text:soft-page-break/>Azure DevOps Pipeline: Fully managed build service that supports continuous integration and deployment.</text:p>
      <text:p text:style-name="Standard">Azure DevOps Repos: A service for collaborating on code development.</text:p>
      <text:p text:style-name="Standard">Azure DevOps Artifacts: Add fully integrated package management to your continuous integration/continuous delivery (CI/CD) pipelines.</text:p>
      <text:p text:style-name="Standard">Ops</text:p>
      <text:p text:style-name="Standard">Monitor: Maximizes the availability and performance of your applications and services by collecting, analyzing, and acting on telemetry from your cloud and on-premises environments.</text:p>
      <text:p text:style-name="Standard">Azure Automation: gives you complete control during deployment, operations, and decommissioning of workloads and resources.</text:p>
      <text:p text:style-name="Standard">Azure Resource Manager: Automate manual, long-running, error-prone, and frequently repeated IT tasks.</text:p>
      <text:p text:style-name="Standard">Design CI/CD Pipeline by using GCP DevOps Services</text:p>
      <text:p text:style-name="Standard"/>
      <text:p text:style-name="Standard">Dev</text:p>
      <text:p text:style-name="Standard">Cloud Source Repositories: Private Git repository, extend your Git workflow by connecting to other Google Cloud tools.</text:p>
      <text:p text:style-name="Standard">Cloud Build: Fully managed build service that supports continuous integration and deployment.</text:p>
      <text:p text:style-name="Standard">Artifact Registry: Container registry that can store, manage, and secure your build artifacts.</text:p>
      <text:p text:style-name="Standard">Ops</text:p>
      <text:p text:style-name="Standard">Cloud Deployment Manager: Infrastructure deployment service automates the creation and management of GCP resources with configuration files and templates in YAML format. Infrastructure as a code calls on API resources.</text:p>
      <text:p text:style-name="Standard">Cloud Monitor (formerly Stackdriver): Monitor metrics, health checks, dashboards, and alerts.</text:p>
      <text:p text:style-name="Standard">Cloud Trace: Find latency and bottlenecks in applications.</text:p>
      <text:p text:style-name="Standard">Cloud Debugger: Find and fix code errors in production.</text:p>
      <text:p text:style-name="Standard">Cloud Profiler: Collect CPU/memory data and optimize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3T10:36:22.507000000</meta:creation-date>
    <dc:date>2023-07-13T10:38:24.410000000</dc:date>
    <meta:editing-duration>PT2M55S</meta:editing-duration>
    <meta:editing-cycles>1</meta:editing-cycles>
    <meta:document-statistic meta:table-count="0" meta:image-count="0" meta:object-count="0" meta:page-count="2" meta:paragraph-count="37" meta:word-count="675" meta:character-count="4561" meta:non-whitespace-character-count="3923"/>
    <meta:generator>LibreOffice/6.1.2.1$Windows_X86_64 LibreOffice_project/65905a128db06ba48db947242809d14d3f9a93fe</meta:generator>
  </office:meta>
</office:document-meta>
</file>